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officeooo:paragraph-rsid="000db9cc" style:font-size-asian="10pt" style:font-size-complex="10pt"/>
    </style:style>
    <style:style style:name="P7" style:family="paragraph" style:parent-style-name="Default_20_Text">
      <style:text-properties style:font-name="Times New Roman" fo:font-size="10pt" officeooo:paragraph-rsid="000f52ec" style:font-size-asian="10pt" style:font-size-complex="10pt"/>
    </style:style>
    <style:style style:name="P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ize="10pt" fo:font-style="normal" officeooo:paragraph-rsid="000f52ec" style:font-size-asian="10pt" style:font-style-asian="normal" style:font-size-complex="10pt" style:font-style-complex="normal"/>
    </style:style>
    <style:style style:name="P15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Heading">
      <style:text-properties fo:color="#99284c" style:font-name="Times New Roman" style:font-size-asian="10pt" style:font-size-complex="10pt"/>
    </style:style>
    <style:style style:name="P18" style:family="paragraph" style:parent-style-name="Standard">
      <style:text-properties style:font-name="Times New Roman" fo:font-size="10pt" style:font-size-asian="10pt" style:font-size-complex="10pt"/>
    </style:style>
    <style:style style:name="P19" style:family="paragraph" style:parent-style-name="Table_20_Contents">
      <style:text-properties style:font-name="Times New Roman" officeooo:paragraph-rsid="000f52ec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321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2">PRODUCTS</text:span></text:p>
      <text:p text:style-name="P3"/>
      <text:p text:style-name="P16">This is an ODT template document used to generate personalized documents for your customers or suppliers.</text:p>
      <text:p text:style-name="P16"/>
      <text:p text:style-name="P15">My information: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18">mycompany_country_code = {mycompany_country_code}</text:p>
      <text:p text:style-name="P18">mycompany_state = {mycompany_state}</text:p>
      <text:p text:style-name="P18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18">mycompany_idprof5 = {mycompany_idprof5}</text:p>
      <text:p text:style-name="P18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3"/>
      <text:p text:style-name="P9">User information:</text:p>
      <text:p text:style-name="P11">myuser_lastname = {myuser_lastname}</text:p>
      <text:p text:style-name="P11">myuser_firstname = {myuser_firstname}</text:p>
      <text:p text:style-name="P11">myuser_login = {myuser_login}</text:p>
      <text:p text:style-name="P11">myuser_email = {myuser_email}</text:p>
      <text:p text:style-name="P12">...</text:p>
      <text:p text:style-name="P8"/>
      <text:p text:style-name="P8"/>
      <text:p text:style-name="P8"/>
      <text:p text:style-name="P8"/>
      <text:p text:style-name="P9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price = {object_price}</text:p>
      <text:p text:style-name="P5">object_price_min = {object_price_min}</text:p>
      <text:p text:style-name="P5">object_tva_tx = {object_tva_tx}</text:p>
      <text:p text:style-name="P5">object_pmp = {object_pmp}</text:p>
      <text:p text:style-name="P5">object_status_buy = {object_status_buy}</text:p>
      <text:p text:style-name="P5">object_status_batch = {object_status_batch}</text:p>
      <text:p text:style-name="P5">object_date_creation = {object_date_creation}</text:p>
      <text:p text:style-name="P5">object_note_private = {object_note_private}</text:p>
      <text:p text:style-name="P5">object_note = {object_note}</text:p>
      <text:p text:style-name="P8">...</text:p>
      <text:p text:style-name="P4"/>
      <text:p text:style-name="P4"/>
      <text:p text:style-name="P10">supplierprices of object:</text:p>
      <text:p text:style-name="P4"><text:soft-page-break/>This is how to use arrays for lines of objects (invoices, commercial proposal, orders, etc...). You must create your array in the document and fill it with following tags:</text:p>
      <text:p text:style-name="P6">[!-- BEGIN row.supplierprices --]</text:p>
      <text:p text:style-name="P6"><text:tab/>{object_fourn_id}</text:p>
      <text:p text:style-name="P6"><text:tab/>{object_fourn_name}</text:p>
      <text:p text:style-name="P6"><text:tab/>{object_fourn_ref}</text:p>
      <text:p text:style-name="P6"><text:tab/>{object_fourn_qty}</text:p>
      <text:p text:style-name="P7"><text:tab/>{object_fourn_tva_tx}</text:p>
      <text:p text:style-name="P6"><text:tab/>{object_fourn_price}</text:p>
      <text:p text:style-name="P14">[!-- END row.supplierprices --]</text:p>
      <text:p text:style-name="P4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7">__Ref__</text:p>
            </table:table-cell>
            <table:table-cell table:style-name="Tableau1.A1" office:value-type="string">
              <text:p text:style-name="P17">__VatRate__</text:p>
            </table:table-cell>
            <table:table-cell table:style-name="Tableau1.A1" office:value-type="string">
              <text:p text:style-name="P17">__Price__</text:p>
            </table:table-cell>
            <table:table-cell table:style-name="Tableau1.A1" office:value-type="string">
              <text:p text:style-name="P17">__Qty__</text:p>
            </table:table-cell>
            <table:table-cell table:style-name="Tableau1.A1" office:value-type="string">
              <text:p text:style-name="P17">__Supplier__</text:p>
            </table:table-cell>
            <table:table-cell table:style-name="Tableau1.F1" office:value-type="string">
              <text:p text:style-name="P17">__Name__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9">[!-- BEGIN row.supplierprices --]{object_fourn_ref}</text:p>
          </table:table-cell>
          <table:table-cell table:style-name="Tableau1.B2" office:value-type="string">
            <text:p text:style-name="P19">{object_fourn_tva_tx}</text:p>
          </table:table-cell>
          <table:table-cell table:style-name="Tableau1.C2" office:value-type="string">
            <text:p text:style-name="P19">{object_fourn_price}</text:p>
          </table:table-cell>
          <table:table-cell table:style-name="Tableau1.D2" office:value-type="string">
            <text:p text:style-name="P19">{object_fourn_qty}</text:p>
          </table:table-cell>
          <table:table-cell table:style-name="Tableau1.E2" office:value-type="string">
            <text:p text:style-name="P19">{object_fourn_id}</text:p>
          </table:table-cell>
          <table:table-cell table:style-name="Tableau1.F2" office:value-type="string">
            <text:p text:style-name="P19">{object_fourn_name}</text:p>
            <text:p text:style-name="P19">[!-- END row.supplierpric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8T14:51:39.580618170</dc:date>
    <meta:editing-duration>PT4H34M6S</meta:editing-duration>
    <meta:editing-cycles>60</meta:editing-cycles>
    <meta:generator>LibreOffice/6.4.3.2$Linux_X86_64 LibreOffice_project/40$Build-2</meta:generator>
    <meta:document-statistic meta:table-count="1" meta:image-count="0" meta:object-count="0" meta:page-count="2" meta:paragraph-count="74" meta:word-count="261" meta:character-count="2533" meta:non-whitespace-character-count="2344"/>
    <meta:user-defined meta:name="Información 1"/>
    <meta:user-defined meta:name="Información 2"/>
    <meta:user-defined meta:name="Información 3"/>
    <meta:user-defined meta:name="Información 4"/>
  </office:meta>
</office:document-meta>
</file>